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0a9bd6" officeooo:paragraph-rsid="000a9bd6"/>
    </style:style>
    <style:style style:name="P2" style:family="paragraph" style:parent-style-name="Standard">
      <style:text-properties officeooo:rsid="000d169b" officeooo:paragraph-rsid="000d169b"/>
    </style:style>
    <style:style style:name="P3" style:family="paragraph" style:parent-style-name="Standard">
      <style:text-properties officeooo:rsid="000e3a6c" officeooo:paragraph-rsid="000e3a6c"/>
    </style:style>
    <style:style style:name="P4" style:family="paragraph" style:parent-style-name="Standard">
      <style:text-properties officeooo:rsid="000a9bd6" officeooo:paragraph-rsid="000a9bd6"/>
    </style:style>
    <style:style style:name="P5" style:family="paragraph" style:parent-style-name="Standard">
      <style:text-properties officeooo:rsid="000a9bd6" officeooo:paragraph-rsid="0011d940"/>
    </style:style>
    <style:style style:name="T1" style:family="text">
      <style:text-properties officeooo:rsid="000c73e9"/>
    </style:style>
    <style:style style:name="T2" style:family="text">
      <style:text-properties officeooo:rsid="000fd18f"/>
    </style:style>
    <style:style style:name="T3" style:family="text">
      <style:text-properties officeooo:rsid="0011d9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чало 9:30</text:p>
      <text:p text:style-name="P1">День 1.</text:p>
      <text:p text:style-name="Standard"/>
      <text:p text:style-name="P5">Юнихаб: <text:s/><text:span text:style-name="T3">9</text:span>:45 — 1<text:span text:style-name="T3">0</text:span>:15, <text:span text:style-name="T1">СОИ</text:span></text:p>
      <text:p text:style-name="P5">Введение: <text:span text:style-name="T3">10</text:span>:<text:span text:style-name="T3">1</text:span>5 — 1<text:span text:style-name="T3">1</text:span>:<text:span text:style-name="T3">00</text:span>, <text:span text:style-name="T1">ССВ</text:span></text:p>
      <text:p text:style-name="P1"/>
      <text:p text:style-name="P1">Кофе-брейк: 15 минут</text:p>
      <text:p text:style-name="P1"/>
      <text:p text:style-name="P1">Системное окружение: 11:15 — 11:45, <text:span text:style-name="T1">ТАМ</text:span></text:p>
      <text:p text:style-name="P1">Саломея: 11:45 — 12:45, <text:span text:style-name="T1">ТАМ</text:span></text:p>
      <text:p text:style-name="P1"/>
      <text:p text:style-name="P1">Кофе брейк: 15 минут</text:p>
      <text:p text:style-name="P1"/>
      <text:p text:style-name="P1">OpenFOAM: 13:00 — 14:00, <text:span text:style-name="T1">ССВ</text:span></text:p>
      <text:p text:style-name="P1">ParaView: 14:00 — 14:30, <text:span text:style-name="T1">ТАМ</text:span></text:p>
      <text:p text:style-name="P1"/>
      <text:p text:style-name="P1">Обед 14:30 — 15:30</text:p>
      <text:p text:style-name="P1"/>
      <text:p text:style-name="P1">Лабораторные работы</text:p>
      <text:p text:style-name="P1"/>
      <text:p text:style-name="P1">15:30 — 18:30</text:p>
      <text:p text:style-name="P2">ССВ, КМВ</text:p>
      <text:p text:style-name="P1"/>
      <text:p text:style-name="P1"/>
      <text:p text:style-name="P1"/>
      <text:p text:style-name="P1">Начало 9:30</text:p>
      <text:p text:style-name="P1">День 2.</text:p>
      <text:p text:style-name="P1"/>
      <text:p text:style-name="P1">Лабораторные работы</text:p>
      <text:p text:style-name="P1"/>
      <text:p text:style-name="P3">Начало 9:30</text:p>
      <text:p text:style-name="P3">Обед 14:30 — 15:30</text:p>
      <text:p text:style-name="P3"/>
      <text:p text:style-name="P3">Преподаватели: ССВ, КМВ, <text:span text:style-name="T2">КСА, ЕАС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Normal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Normal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5:36:26.706581416</meta:creation-date>
    <dc:date>2015-03-18T19:08:44.482351852</dc:date>
    <meta:editing-duration>P1DT1H54M31S</meta:editing-duration>
    <meta:editing-cycles>7</meta:editing-cycles>
    <meta:generator>LibreOffice/4.3.5.2.0$Linux_X86_64 LibreOffice_project/430$Build-2</meta:generator>
    <meta:document-statistic meta:table-count="0" meta:image-count="0" meta:object-count="0" meta:page-count="1" meta:paragraph-count="20" meta:word-count="61" meta:character-count="391" meta:non-whitespace-character-count="340"/>
  </office:meta>
</office:document-meta>
</file>